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&lt;bits/stdc++.h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><text:tab/>int n,W;</text:p>
      <text:p text:style-name="Standard"><text:tab/>cout&lt;&lt;"\nEnter the number of items in knapsack: ";</text:p>
      <text:p text:style-name="Standard"><text:tab/>cin&gt;&gt;n;</text:p>
      <text:p text:style-name="Standard"><text:tab/>cout&lt;&lt;"\nEnter the maximum weight of the knapsack: ";</text:p>
      <text:p text:style-name="Standard"><text:tab/>cin&gt;&gt;W;</text:p>
      <text:p text:style-name="Standard"/>
      <text:p text:style-name="Standard"/>
      <text:p text:style-name="Standard"><text:tab/>int p[n],w[n],dp[n+1][W+1];</text:p>
      <text:p text:style-name="Standard"><text:tab/></text:p>
      <text:p text:style-name="Standard"><text:tab/>for(int i=0;i&lt;n;i++)</text:p>
      <text:p text:style-name="Standard"><text:tab/>{</text:p>
      <text:p text:style-name="Standard"><text:tab/><text:tab/>cout&lt;&lt;"\nEnter the profit of item "&lt;&lt;i&lt;&lt;": ";</text:p>
      <text:p text:style-name="Standard"><text:tab/><text:tab/>cin&gt;&gt;p[i];</text:p>
      <text:p text:style-name="Standard"><text:tab/><text:tab/>cout&lt;&lt;"\nEnter the weight of item "&lt;&lt;i&lt;&lt;": ";</text:p>
      <text:p text:style-name="Standard"><text:tab/><text:tab/>cin&gt;&gt;w[i];</text:p>
      <text:p text:style-name="Standard"><text:tab/>}</text:p>
      <text:p text:style-name="Standard"><text:tab/></text:p>
      <text:p text:style-name="Standard"><text:tab/>// intialize</text:p>
      <text:p text:style-name="Standard"><text:tab/></text:p>
      <text:p text:style-name="Standard"><text:tab/>for(int i=0;i&lt;=n;i++)</text:p>
      <text:p text:style-name="Standard"><text:tab/>{</text:p>
      <text:p text:style-name="Standard"><text:tab/><text:tab/>for(int<text:s/>j=0;j&lt;=W;j++)</text:p>
      <text:p text:style-name="Standard"><text:tab/><text:tab/>{</text:p>
      <text:p text:style-name="Standard"><text:tab/><text:tab/><text:tab/>if(i == 0 || j == 0) dp[i][j] = 0;</text:p>
      <text:p text:style-name="Standard"><text:tab/><text:tab/>}</text:p>
      <text:p text:style-name="Standard"><text:tab/>}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><text:tab/>for(int i=1;i&lt;=n;i++)</text:p>
      <text:p text:style-name="Standard"><text:tab/>{</text:p>
      <text:p text:style-name="Standard"><text:tab/><text:tab/>for(int j=1;j&lt;=W;j++)</text:p>
      <text:p text:style-name="Standard"><text:tab/><text:tab/>{</text:p>
      <text:p text:style-name="Standard"><text:tab/><text:tab/><text:tab/>if(w[i-1] &lt;= j)</text:p>
      <text:p text:style-name="Standard"><text:tab/><text:tab/><text:tab/>{</text:p>
      <text:p text:style-name="Standard"><text:tab/><text:tab/><text:tab/><text:tab/>dp[i][j] = max(p[i-1]+dp[i-1][j-w[i-1]] ,dp[i-1][j]);</text:p>
      <text:p text:style-name="Standard"><text:tab/><text:tab/><text:tab/>}</text:p>
      <text:p text:style-name="Standard"><text:tab/><text:tab/><text:tab/>else dp[i][j] = dp[i-1][j];</text:p>
      <text:p text:style-name="Standard"><text:tab/><text:tab/>}</text:p>
      <text:p text:style-name="Standard"><text:tab/>}</text:p>
      <text:p text:style-name="Standard"><text:tab/></text:p>
      <text:p text:style-name="Standard"><text:tab/>vector&lt;int&gt; s;<text:tab/></text:p>
      <text:p text:style-name="Standard"><text:tab/></text:p>
      <text:p text:style-name="Standard"><text:tab/>for(int i=0;i&lt;=n;i++)</text:p>
      <text:p text:style-name="Standard"><text:tab/>{</text:p>
      <text:p text:style-name="Standard"><text:tab/><text:tab/>for(int j=0;j&lt;=W;j++)</text:p>
      <text:soft-page-break/>
      <text:p text:style-name="Standard"><text:tab/><text:tab/>{</text:p>
      <text:p text:style-name="Standard"><text:tab/><text:tab/><text:tab/>cout&lt;&lt;dp[i][j]&lt;&lt;" 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cout&lt;&lt;"Max profit is: ";<text:s/><text:tab/></text:p>
      <text:p text:style-name="Standard"><text:tab/>cout&lt;&lt;dp[n][W];</text:p>
      <text:p text:style-name="Standard"><text:tab/></text:p>
      <text:p text:style-name="Standard"><text:tab/></text:p>
      <text:p text:style-name="Standard"><text:tab/>for(int i=n;i&gt;0;i--)</text:p>
      <text:p text:style-name="Standard"><text:tab/>{</text:p>
      <text:p text:style-name="Standard"><text:tab/><text:tab/>if(dp[i][W] == dp[i-1][W]) continue;</text:p>
      <text:p text:style-name="Standard"><text:tab/><text:tab/>else s.push_back(i);</text:p>
      <text:p text:style-name="Standard"><text:tab/>}</text:p>
      <text:p text:style-name="Standard"><text:tab/></text:p>
      <text:p text:style-name="Standard"><text:tab/>cout&lt;&lt;"\nSelected items are: ";</text:p>
      <text:p text:style-name="Standard"><text:tab/>for(int i=0;i&lt;s.size();i++) cout&lt;&lt;s[i]&lt;&lt;" ";</text:p>
      <text:p text:style-name="Standard"><text:tab/>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of. Dipika Birari</dc:creator>
    <meta:creation-date>2022-11-10T18:48:00Z</meta:creation-date>
    <dc:date>2022-11-10T11:08:00Z</dc:date>
    <meta:template xlink:href="Normal" xlink:type="simple"/>
    <meta:editing-cycles>2</meta:editing-cycles>
    <meta:editing-duration>PT420S</meta:editing-duration>
    <meta:document-statistic meta:page-count="2" meta:paragraph-count="2" meta:word-count="153" meta:character-count="1025" meta:row-count="7" meta:non-whitespace-character-count="874"/>
  </office:meta>
</office:document-meta>
</file>